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F0000022B417734273F7371A1.png" manifest:media-type="image/png"/>
  <manifest:file-entry manifest:full-path="Pictures/10000000000000B7000000C6B0915C0509252016.png" manifest:media-type="image/png"/>
  <manifest:file-entry manifest:full-path="Pictures/10000000000004A4000002031B11251EFDE4588B.png" manifest:media-type="image/png"/>
  <manifest:file-entry manifest:full-path="Pictures/10000000000003B400000227114008C97A55EC2C.png" manifest:media-type="image/png"/>
  <manifest:file-entry manifest:full-path="Pictures/1000000000000388000002F4B32D9F9E231E8BB8.png" manifest:media-type="image/png"/>
  <manifest:file-entry manifest:full-path="Pictures/100000000000026200000253ADE817B1A893C6E2.png" manifest:media-type="image/png"/>
  <manifest:file-entry manifest:full-path="Pictures/100000000000030E00000231BD7C17D6A2952125.png" manifest:media-type="image/png"/>
  <manifest:file-entry manifest:full-path="Pictures/1000000000000331000001B5809FA10E2B966E6F.png" manifest:media-type="image/png"/>
  <manifest:file-entry manifest:full-path="Pictures/1000000000000310000001E6A692E75997B0C9BF.png" manifest:media-type="image/png"/>
  <manifest:file-entry manifest:full-path="Pictures/100000000000045300000303208E345512E965AF.png" manifest:media-type="image/png"/>
  <manifest:file-entry manifest:full-path="Pictures/100000000000047A0000026ABB73377E56077481.png" manifest:media-type="image/png"/>
  <manifest:file-entry manifest:full-path="Pictures/10000000000003B6000002BC182C42F2848521C4.png" manifest:media-type="image/png"/>
  <manifest:file-entry manifest:full-path="Pictures/10000000000001FC000001A79D95570A52440121.png" manifest:media-type="image/png"/>
  <manifest:file-entry manifest:full-path="Pictures/10000000000002440000033D58674D8A37441A51.png" manifest:media-type="image/png"/>
  <manifest:file-entry manifest:full-path="Pictures/10000000000001EC000001DC230BB7F3F3910D1A.png" manifest:media-type="image/png"/>
  <manifest:file-entry manifest:full-path="Pictures/10000000000003B6000002BCCE0187C43CA6EB08.png" manifest:media-type="image/png"/>
  <manifest:file-entry manifest:full-path="Pictures/10000000000002DC00000132DE9B1A946287C5FB.png" manifest:media-type="image/png"/>
  <manifest:file-entry manifest:full-path="Pictures/100000000000043B0000026C1039F9DC7D8E42E1.png" manifest:media-type="image/png"/>
  <manifest:file-entry manifest:full-path="Pictures/1000000000000470000001CD6E56F29B997D3BDF.png" manifest:media-type="image/png"/>
  <manifest:file-entry manifest:full-path="Pictures/100000000000018F000002B0EECE59082CD8A911.png" manifest:media-type="image/png"/>
  <manifest:file-entry manifest:full-path="Pictures/1000000000000388000001F729329AA732974C33.png" manifest:media-type="image/png"/>
  <manifest:file-entry manifest:full-path="Pictures/1000000000000275000003304D08EAB5F46A82CE.png" manifest:media-type="image/png"/>
  <manifest:file-entry manifest:full-path="Pictures/10000000000002B1000003124B03B8C76A896739.png" manifest:media-type="image/png"/>
  <manifest:file-entry manifest:full-path="Pictures/1000000000000453000002C6B30E3052AF1D7B77.png" manifest:media-type="image/png"/>
  <manifest:file-entry manifest:full-path="Pictures/1000000000000472000003601C4778A862BF4F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8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-5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9.5cm" svg:x="0.056cm" svg:y="0.786cm">
          <draw:image xlink:href="Pictures/100000000000045300000303208E345512E965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691cm" svg:height="20.999cm" svg:x="6.609cm" svg:y="0cm">
          <draw:image xlink:href="Pictures/10000000000002440000033D58674D8A37441A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685cm" svg:height="20.4cm" svg:x="0.315cm" svg:y="0.4cm">
          <draw:image xlink:href="Pictures/10000000000003B6000002BCCE0187C43CA6EB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7.344cm" svg:height="16.779cm" svg:x="10.6cm" svg:y="2.521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12.5cm" svg:height="9.211cm" svg:x="0cm" svg:y="-0.001cm">
          <draw:image xlink:href="Pictures/10000000000003B6000002BC182C42F2848521C4.png" xlink:type="simple" xlink:show="embed" xlink:actuate="onLoad">
            <text:p/>
          </draw:image>
        </draw:frame>
        <draw:frame draw:style-name="gr1" draw:text-style-name="P1" draw:layer="layout" svg:width="11.291cm" svg:height="6.999cm" svg:x="1.6cm" svg:y="13.601cm">
          <draw:image xlink:href="Pictures/1000000000000310000001E6A692E75997B0C9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 text:style-name="P4"/>
          </draw:image>
        </draw:frame>
        <draw:frame draw:style-name="gr1" draw:text-style-name="P1" draw:layer="layout" svg:width="21.615cm" svg:height="11.561cm" svg:x="2.685cm" svg:y="4.439cm">
          <draw:image xlink:href="Pictures/1000000000000331000001B5809FA10E2B966E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4.317cm" svg:height="20.337cm" svg:x="0.5cm" svg:y="0.263cm">
          <draw:image xlink:href="Pictures/1000000000000388000002F4B32D9F9E231E8BB8.png" xlink:type="simple" xlink:show="embed" xlink:actuate="onLoad">
            <text:p/>
          </draw:image>
        </draw:frame>
        <draw:frame draw:style-name="gr3" draw:text-style-name="P1" draw:layer="layout" svg:width="5.9cm" svg:height="5.708cm" svg:x="22.1cm" svg:y="15.3cm">
          <draw:image xlink:href="Pictures/10000000000001EC000001DC230BB7F3F3910D1A.png" xlink:type="simple" xlink:show="embed" xlink:actuate="onLoad">
            <text:p text:style-name="P4">c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4" draw:layer="layout" svg:width="19.367cm" svg:height="8.095cm" svg:x="4.312cm" svg:y="4.895cm">
          <draw:image xlink:href="Pictures/10000000000002DC00000132DE9B1A946287C5FB.png" xlink:type="simple" xlink:show="embed" xlink:actuate="onLoad">
            <text:p/>
          </draw:image>
        </draw:frame>
        <draw:frame draw:style-name="gr3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4" draw:layer="layout" svg:width="27.482cm" svg:height="15.973cm" svg:x="0.318cm" svg:y="3cm">
          <draw:image xlink:href="Pictures/10000000000003B400000227114008C97A55EC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4" draw:layer="layout" svg:width="27.999cm" svg:height="11.361cm" svg:x="-0.004cm" svg:y="3.496cm">
          <draw:image xlink:href="Pictures/1000000000000470000001CD6E56F29B997D3BDF.png" xlink:type="simple" xlink:show="embed" xlink:actuate="onLoad">
            <text:p/>
          </draw:image>
        </draw:frame>
        <draw:frame draw:style-name="gr3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5" draw:text-style-name="P4" draw:layer="layout" svg:width="10.556cm" svg:height="18.202cm" svg:x="0.3cm" svg:y="0.298cm">
          <draw:image xlink:href="Pictures/100000000000018F000002B0EECE59082CD8A911.png" xlink:type="simple" xlink:show="embed" xlink:actuate="onLoad">
            <text:p text:style-name="P4"/>
          </draw:image>
        </draw:frame>
        <draw:frame draw:style-name="gr6" draw:text-style-name="P4" draw:layer="layout" svg:width="15.428cm" svg:height="20.795cm" svg:x="12.1cm" svg:y="0.3cm">
          <draw:image xlink:href="Pictures/10000000000002B1000003124B03B8C76A8967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4" draw:layer="layout" svg:width="13.44cm" svg:height="11.191cm" svg:x="7.276cm" svg:y="4.881cm">
          <draw:image xlink:href="Pictures/10000000000001FC000001A79D95570A52440121.png" xlink:type="simple" xlink:show="embed" xlink:actuate="onLoad">
            <text:p/>
          </draw:image>
        </draw:frame>
        <draw:frame draw:style-name="gr3" draw:text-style-name="P1" draw:layer="layout" svg:width="5.9cm" svg:height="5.708cm" svg:x="22.2cm" svg:y="15.192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4" draw:layer="layout" svg:width="27.999cm" svg:height="17.957cm" svg:x="0.1cm" svg:y="0.1cm">
          <draw:image xlink:href="Pictures/1000000000000453000002C6B30E3052AF1D7B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1" draw:layer="layout" svg:width="5.9cm" svg:height="5.708cm" svg:x="22.2cm" svg:y="15.192cm">
          <draw:image xlink:href="Pictures/10000000000001EC000001DC230BB7F3F3910D1A.png" xlink:type="simple" xlink:show="embed" xlink:actuate="onLoad">
            <text:p/>
          </draw:image>
        </draw:frame>
        <draw:frame draw:style-name="gr4" draw:text-style-name="P4" draw:layer="layout" svg:width="17.84cm" svg:height="12.798cm" svg:x="5cm" svg:y="3.202cm">
          <draw:image xlink:href="Pictures/100000000000030E00000231BD7C17D6A29521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" draw:text-style-name="P4" draw:layer="layout" svg:width="27.999cm" svg:height="16.028cm" svg:x="0cm" svg:y="2.6cm">
          <draw:image xlink:href="Pictures/100000000000043B0000026C1039F9DC7D8E42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" draw:text-style-name="P4" draw:layer="layout" svg:width="16.139cm" svg:height="15.742cm" svg:x="5.7cm" svg:y="1.8cm">
          <draw:image xlink:href="Pictures/100000000000026200000253ADE817B1A893C6E2.png" xlink:type="simple" xlink:show="embed" xlink:actuate="onLoad">
            <text:p/>
          </draw:image>
        </draw:frame>
        <draw:frame draw:style-name="gr3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" draw:text-style-name="P4" draw:layer="layout" svg:width="27.659cm" svg:height="20.999cm" svg:x="0.2cm" svg:y="0.2cm">
          <draw:image xlink:href="Pictures/1000000000000472000003601C4778A862BF4F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4" draw:text-style-name="P4" draw:layer="layout" svg:width="16.186cm" svg:height="20.999cm" svg:x="5.114cm" svg:y="0cm">
          <draw:image xlink:href="Pictures/1000000000000275000003304D08EAB5F46A82CE.png" xlink:type="simple" xlink:show="embed" xlink:actuate="onLoad">
            <text:p/>
          </draw:image>
        </draw:frame>
        <draw:frame draw:style-name="gr3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4" draw:text-style-name="P4" draw:layer="layout" svg:width="27.999cm" svg:height="15.098cm" svg:x="0.301cm" svg:y="2.1cm">
          <draw:image xlink:href="Pictures/100000000000047A0000026ABB73377E560774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draw:frame draw:style-name="gr4" draw:text-style-name="P4" draw:layer="layout" svg:width="23.917cm" svg:height="13.308cm" svg:x="0.637cm" svg:y="2.589cm">
          <draw:image xlink:href="Pictures/1000000000000388000001F729329AA732974C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4" draw:text-style-name="P4" draw:layer="layout" svg:width="27.999cm" svg:height="12.136cm" svg:x="-0.004cm" svg:y="2.875cm">
          <draw:image xlink:href="Pictures/10000000000004A4000002031B11251EFDE458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draw:style-name="gr1" draw:text-style-name="P1" draw:layer="layout" svg:width="17.344cm" svg:height="16.779cm" svg:x="10.6cm" svg:y="2.522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12.5cm" svg:height="9.211cm" svg:x="0cm" svg:y="0cm">
          <draw:image xlink:href="Pictures/10000000000003B6000002BC182C42F2848521C4.png" xlink:type="simple" xlink:show="embed" xlink:actuate="onLoad">
            <text:p/>
          </draw:image>
        </draw:frame>
        <draw:frame draw:style-name="gr1" draw:text-style-name="P1" draw:layer="layout" svg:width="11.291cm" svg:height="6.999cm" svg:x="1.6cm" svg:y="13.602cm">
          <draw:image xlink:href="Pictures/1000000000000310000001E6A692E75997B0C9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7" draw:text-style-name="P4" draw:layer="layout" svg:width="8.369cm" svg:height="9.055cm" svg:x="0.031cm" svg:y="-0.024cm">
          <draw:image xlink:href="Pictures/10000000000000B7000000C6B0915C0509252016.png" xlink:type="simple" xlink:show="embed" xlink:actuate="onLoad">
            <text:p/>
          </draw:image>
        </draw:frame>
        <draw:frame draw:style-name="gr4" draw:text-style-name="P4" draw:layer="layout" svg:width="21.563cm" svg:height="14.683cm" svg:x="6.337cm" svg:y="6.1cm">
          <draw:image xlink:href="Pictures/100000000000032F0000022B417734273F7371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09:41.816627013</meta:creation-date>
    <dc:date>2018-03-22T13:33:01.077041028</dc:date>
    <meta:editing-duration>PT21M45S</meta:editing-duration>
    <meta:editing-cycles>11</meta:editing-cycles>
    <meta:generator>LibreOffice/5.1.6.2$Linux_X86_64 LibreOffice_project/10m0$Build-2</meta:generator>
    <meta:document-statistic meta:object-count="108"/>
  </office:meta>
</office:document-meta>
</file>